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25890F09D24023BA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9cm, 11.279cm, 9.454cm, 8.77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Z003" fo:font-size="26pt" fo:font-weight="bold"/>
    </style:style>
    <style:style style:name="P3" style:family="paragraph">
      <loext:graphic-properties draw:fill="none" draw:fill-color="#ffffff"/>
      <style:text-properties fo:color="#ffffff" style:font-name="Z003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99cm" svg:height="1.799cm" svg:x="7.3cm" svg:y="11.9cm">
          <draw:image xlink:href="Pictures/10000201000003E80000025890F09D24023BAD85.png" xlink:type="simple" xlink:show="embed" xlink:actuate="onLoad" loext:mime-type="image/png">
            <text:p/>
          </draw:image>
        </draw:frame>
        <draw:frame draw:style-name="gr2" draw:text-style-name="P3" draw:layer="layout" svg:width="3.757cm" svg:height="1.17cm" svg:x="7.911cm" svg:y="12.338cm">
          <draw:text-box>
            <text:p text:style-name="P2">Properti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4:13:40.613063485</dc:date>
    <meta:editing-duration>PT15M6S</meta:editing-duration>
    <meta:editing-cycles>4</meta:editing-cycles>
    <meta:generator>LibreOffice/6.4.7.2$Linux_X86_64 LibreOffice_project/40$Build-2</meta:generator>
    <meta:document-statistic meta:object-count="2"/>
  </office:meta>
</office:document-meta>
</file>